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1-NN search" table:style-name="ta1">
        <table:table-column table:style-name="co1" table:default-cell-style-name="ce2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W</text:p>
          </table:table-cell>
          <table:table-cell table:style-name="ce3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3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3" office:value-type="float" office:value="31" calcext:value-type="float" table:number-columns-spanned="2" table:number-rows-spanned="1">
            <text:p>31</text:p>
          </table:table-cell>
          <table:covered-table-cell/>
        </table:table-row>
        <table:table-row table:style-name="ro1">
          <table:table-cell table:style-name="Default"/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Combinational</text:p>
          </table:table-cell>
          <table:table-cell office:value-type="string" calcext:value-type="string">
            <text:p>Total Gates</text:p>
          </table:table-cell>
          <table:table-cell office:value-type="float" office:value="9044" calcext:value-type="float">
            <text:p>9044</text:p>
          </table:table-cell>
          <table:table-cell office:value-type="float" office:value="18128" calcext:value-type="float">
            <text:p>18128</text:p>
          </table:table-cell>
          <table:table-cell office:value-type="float" office:value="36304" calcext:value-type="float">
            <text:p>36304</text:p>
          </table:table-cell>
          <table:table-cell office:value-type="float" office:value="19637" calcext:value-type="float">
            <text:p>19637</text:p>
          </table:table-cell>
          <table:table-cell office:value-type="float" office:value="39349" calcext:value-type="float">
            <text:p>39349</text:p>
          </table:table-cell>
          <table:table-cell office:value-type="float" office:value="40981" calcext:value-type="float">
            <text:p>40981</text:p>
          </table:table-cell>
          <table:table-cell office:value-type="float" office:value="82069" calcext:value-type="float">
            <text:p>82069</text:p>
          </table:table-cell>
        </table:table-row>
        <table:table-row table:style-name="ro1">
          <table:covered-table-cell/>
          <table:table-cell office:value-type="string" calcext:value-type="string">
            <text:p>Non-XOR</text:p>
          </table:table-cell>
          <table:table-cell office:value-type="float" office:value="2160" calcext:value-type="float">
            <text:p>2160</text:p>
          </table:table-cell>
          <table:table-cell office:value-type="float" office:value="4336" calcext:value-type="float">
            <text:p>4336</text:p>
          </table:table-cell>
          <table:table-cell office:value-type="float" office:value="8688" calcext:value-type="float">
            <text:p>8688</text:p>
          </table:table-cell>
          <table:table-cell office:value-type="float" office:value="4325" calcext:value-type="float">
            <text:p>4325</text:p>
          </table:table-cell>
          <table:table-cell office:value-type="float" office:value="8677" calcext:value-type="float">
            <text:p>8677</text:p>
          </table:table-cell>
          <table:table-cell office:value-type="float" office:value="8530" calcext:value-type="float">
            <text:p>8530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covered-table-cell/>
          <table:table-cell office:value-type="string" calcext:value-type="string">
            <text:p>CS(B)</text:p>
          </table:table-cell>
          <table:table-cell office:value-type="float" office:value="217056" calcext:value-type="float">
            <text:p>217056</text:p>
          </table:table-cell>
          <table:table-cell office:value-type="float" office:value="435072" calcext:value-type="float">
            <text:p>435072</text:p>
          </table:table-cell>
          <table:table-cell office:value-type="float" office:value="871296" calcext:value-type="float">
            <text:p>871296</text:p>
          </table:table-cell>
          <table:table-cell office:value-type="float" office:value="471288" calcext:value-type="float">
            <text:p>471288</text:p>
          </table:table-cell>
          <table:table-cell office:value-type="float" office:value="944376" calcext:value-type="float">
            <text:p>944376</text:p>
          </table:table-cell>
          <table:table-cell office:value-type="float" office:value="983544" calcext:value-type="float">
            <text:p>983544</text:p>
          </table:table-cell>
          <table:table-cell office:value-type="float" office:value="1969656" calcext:value-type="float">
            <text:p>1969656</text:p>
          </table:table-cell>
        </table:table-row>
        <table:table-row table:style-name="ro1">
          <table:covered-table-cell/>
          <table:table-cell office:value-type="string" calcext:value-type="string">
            <text:p>T(cc)</text:p>
          </table:table-cell>
          <table:table-cell office:value-type="float" office:value="781048" calcext:value-type="float">
            <text:p>781048</text:p>
          </table:table-cell>
          <table:table-cell office:value-type="float" office:value="1566208" calcext:value-type="float">
            <text:p>1566208</text:p>
          </table:table-cell>
          <table:table-cell office:value-type="float" office:value="3137024" calcext:value-type="float">
            <text:p>3137024</text:p>
          </table:table-cell>
          <table:table-cell office:value-type="float" office:value="1658644" calcext:value-type="float">
            <text:p>1658644</text:p>
          </table:table-cell>
          <table:table-cell office:value-type="float" office:value="3324692" calcext:value-type="float">
            <text:p>3324692</text:p>
          </table:table-cell>
          <table:table-cell office:value-type="float" office:value="3410882" calcext:value-type="float">
            <text:p>3410882</text:p>
          </table:table-cell>
          <table:table-cell office:value-type="float" office:value="6833090" calcext:value-type="float">
            <text:p>683309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Sequential</text:p>
          </table:table-cell>
          <table:table-cell office:value-type="string" calcext:value-type="string">
            <text:p>Total Gates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style-name="ce3" office:value-type="float" office:value="136" calcext:value-type="float" table:number-columns-spanned="2" table:number-rows-spanned="1">
            <text:p>136</text:p>
          </table:table-cell>
          <table:covered-table-cell/>
          <table:table-cell table:style-name="ce3" office:value-type="float" office:value="283" calcext:value-type="float" table:number-columns-spanned="2" table:number-rows-spanned="1">
            <text:p>28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Non-XOR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34" calcext:value-type="float" table:number-columns-spanned="2" table:number-rows-spanned="1">
            <text:p>34</text:p>
          </table:table-cell>
          <table:covered-table-cell/>
          <table:table-cell table:style-name="ce3" office:value-type="float" office:value="67" calcext:value-type="float" table:number-columns-spanned="2" table:number-rows-spanned="1">
            <text:p>67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CS(B)</text:p>
          </table:table-cell>
          <table:table-cell/>
          <table:table-cell office:value-type="float" office:value="1488" calcext:value-type="float">
            <text:p>1488</text:p>
          </table:table-cell>
          <table:table-cell/>
          <table:table-cell table:style-name="ce3" office:value-type="float" office:value="3264" calcext:value-type="float" table:number-columns-spanned="2" table:number-rows-spanned="1">
            <text:p>3264</text:p>
          </table:table-cell>
          <table:covered-table-cell/>
          <table:table-cell table:style-name="ce3" office:value-type="float" office:value="6792" calcext:value-type="float" table:number-columns-spanned="2" table:number-rows-spanned="1">
            <text:p>6792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(cc)</text:p>
          </table:table-cell>
          <table:table-cell office:value-type="float" office:value="713984" calcext:value-type="float">
            <text:p>713984</text:p>
          </table:table-cell>
          <table:table-cell office:value-type="float" office:value="1427968" calcext:value-type="float">
            <text:p>1427968</text:p>
          </table:table-cell>
          <table:table-cell office:value-type="float" office:value="2855936" calcext:value-type="float">
            <text:p>2855936</text:p>
          </table:table-cell>
          <table:table-cell office:value-type="float" office:value="1523200" calcext:value-type="float">
            <text:p>1523200</text:p>
          </table:table-cell>
          <table:table-cell office:value-type="float" office:value="3046400" calcext:value-type="float">
            <text:p>3046400</text:p>
          </table:table-cell>
          <table:table-cell office:value-type="float" office:value="3120640" calcext:value-type="float">
            <text:p>3120640</text:p>
          </table:table-cell>
          <table:table-cell office:value-type="float" office:value="6241280" calcext:value-type="float">
            <text:p>6241280</text:p>
          </table:table-cell>
        </table:table-row>
        <table:table-row table:style-name="ro1">
          <table:table-cell office:value-type="string" calcext:value-type="string">
            <text:p>Comparison</text:p>
          </table:table-cell>
          <table:table-cell office:value-type="string" calcext:value-type="string">
            <text:p>CSE</text:p>
          </table:table-cell>
          <table:table-cell office:value-type="float" office:value="145.9" calcext:value-type="float">
            <text:p>145.9</text:p>
          </table:table-cell>
          <table:table-cell office:value-type="float" office:value="292.4" calcext:value-type="float">
            <text:p>292.4</text:p>
          </table:table-cell>
          <table:table-cell office:value-type="float" office:value="585.5" calcext:value-type="float">
            <text:p>585.5</text:p>
          </table:table-cell>
          <table:table-cell office:value-type="float" office:value="144.4" calcext:value-type="float">
            <text:p>144.4</text:p>
          </table:table-cell>
          <table:table-cell office:value-type="float" office:value="289.3" calcext:value-type="float">
            <text:p>289.3</text:p>
          </table:table-cell>
          <table:table-cell office:value-type="float" office:value="144.8" calcext:value-type="float">
            <text:p>144.8</text:p>
          </table:table-cell>
          <table:table-cell office:value-type="float" office:value="290" calcext:value-type="float">
            <text:p>2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11:50.641470060</meta:creation-date>
    <dc:date>2017-02-27T17:21:26.190392729</dc:date>
    <meta:editing-duration>PT9M36S</meta:editing-duration>
    <meta:editing-cycles>1</meta:editing-cycles>
    <meta:document-statistic meta:table-count="1" meta:cell-count="75" meta:object-count="0"/>
    <meta:generator>LibreOffice/5.1.6.2$Linux_X86_64 LibreOffice_project/10m0$Build-2</meta:generator>
  </office:meta>
</office:document-meta>
</file>